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6700000086DA3BF8E43ED0D0A4.png" manifest:media-type="image/png"/>
  <manifest:file-entry manifest:full-path="Pictures/10000201000003E8000003E8E300066E198CA8D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ira Sans" svg:font-family="'Fira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_5f_4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_5f_4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3.81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Fira Sans" fo:font-size="42pt" fo:letter-spacing="normal" fo:font-style="normal" style:text-underline-style="none" fo:font-weight="bold" style:font-name-asian="Fira Sans" style:font-size-asian="42pt" style:font-style-asian="normal" style:font-weight-asian="bold" style:font-name-complex="Fira Sans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ira Sans" fo:font-size="14pt" fo:letter-spacing="normal" fo:font-style="normal" style:text-underline-style="none" fo:font-weight="normal" style:font-name-asian="Fira Sans" style:font-size-asian="14pt" style:font-style-asian="normal" style:font-weight-asian="normal" style:font-name-complex="Fira Sans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Fira Sans" fo:font-size="60pt" fo:letter-spacing="normal" fo:font-style="normal" style:text-underline-style="none" fo:font-weight="bold" style:font-name-asian="Fira Sans" style:font-size-asian="60pt" style:font-style-asian="normal" style:font-weight-asian="bold" style:font-name-complex="Fira Sans" style:font-size-complex="6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Fira San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Fira Sans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Fira Sans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Fira Sans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Fira Sans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Fira Sans" fo:color="#ffffff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Fira Sans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Fira Sans" fo:color="#ffffff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Fira Sans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9;p23" presentation:style-name="pr1" draw:text-style-name="P2" draw:layer="layout" svg:width="21.473cm" svg:height="3.575cm" svg:x="1.963cm" svg:y="0.698cm" presentation:class="title" presentation:user-transformed="true">
          <draw:text-box>
            <text:p text:style-name="P1"><text:span text:style-name="T1">Distributed Counter</text:span></text:p>
          </draw:text-box>
        </draw:frame>
        <presentation:notes draw:style-name="dp2">
          <draw:page-thumbnail draw:name="Google Shape;96;p:notes" draw:style-name="gr1" draw:layer="layout" svg:width="16.933cm" svg:height="9.524cm" svg:x="1.059cm" svg:y="1.905cm" draw:page-number="1" presentation:class="page"/>
          <draw:frame draw:name="Google Shape;97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Requirements" draw:style-name="dp1" draw:master-page-name="TITLE_5f_AND_5f_BODY_5f_4">
        <draw:frame draw:name="Google Shape;104;p24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Functional Requirements</text:span></text:p>
          </draw:text-box>
        </draw:frame>
        <draw:frame draw:name="Google Shape;105;p24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Increment a counter structure atomically</text:span></text:p>
              </text:list-item>
              <text:list-item>
                <text:p text:style-name="P5"><text:span text:style-name="T2">Consume update request from a message queue</text:span></text:p>
              </text:list-item>
              <text:list-item>
                <text:p text:style-name="P5"><text:span text:style-name="T2">Retrieve counter value</text:span></text:p>
              </text:list-item>
            </text:list>
          </draw:text-box>
        </draw:frame>
        <presentation:notes draw:style-name="dp2">
          <draw:page-thumbnail draw:name="Google Shape;101;g74e5d2a08b_0_0:notes" draw:style-name="gr1" draw:layer="layout" svg:width="16.932cm" svg:height="9.524cm" svg:x="1.059cm" svg:y="1.905cm" draw:page-number="2" presentation:class="page"/>
          <draw:frame draw:name="Google Shape;102;g74e5d2a08b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constraints" draw:style-name="dp1" draw:master-page-name="TITLE_5f_AND_5f_BODY_5f_4">
        <draw:frame draw:name="Google Shape;110;p25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Design constraints</text:span></text:p>
          </draw:text-box>
        </draw:frame>
        <draw:frame draw:name="Google Shape;111;p25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Rate of incoming requests to updat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10s of 1000s per second</text:span></text:p>
                  </text:list-item>
                  <text:list-item>
                    <text:p text:style-name="P5"><text:span text:style-name="T2">Google handles 60000 searches per second, each search resulting in increment request</text:span></text:p>
                  </text:list-item>
                </text:list>
              </text:list-item>
              <text:list-item>
                <text:p text:style-name="P5"><text:span text:style-name="T2">Rate of retrieval off counter</text:span></text:p>
                <text:list>
                  <text:list-item>
                    <text:p text:style-name="P5"><text:span text:style-name="T2">Similar to ab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7;g74e5d2a08b_0_5:notes" draw:style-name="gr1" draw:layer="layout" svg:width="16.932cm" svg:height="9.524cm" svg:x="1.059cm" svg:y="1.905cm" draw:page-number="3" presentation:class="page"/>
          <draw:frame draw:name="Google Shape;108;g74e5d2a08b_0_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services&#9;" draw:style-name="dp1" draw:master-page-name="TITLE_5f_AND_5f_BODY_5f_4">
        <draw:frame draw:name="Google Shape;116;p26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Microservices</text:span><text:span text:style-name="T1"><text:tab/></text:span></text:p>
          </draw:text-box>
        </draw:frame>
        <draw:frame draw:name="Google Shape;117;p26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Pub-sub for request event collectio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No need to focus on for this problem</text:span></text:p>
                  </text:list-item>
                </text:list>
              </text:list-item>
            </text:list>
            <text:p text:style-name="P7"><text:span text:style-name="T2"/></text:p>
            <text:list text:continue-numbering="true" text:style-name="L4">
              <text:list-item>
                <text:p text:style-name="P8"><text:span text:style-name="T2">Counter service</text:span></text:p>
                <text:list>
                  <text:list-item>
                    <text:p text:style-name="P9"><text:span text:style-name="T2">Ingests request from pub-sub, increments counter</text:span></text:p>
                  </text:list-item>
                  <text:list-item>
                    <text:p text:style-name="P9"><text:span text:style-name="T2">Handles retrieval requests</text:span></text:p>
                  </text:list-item>
                  <text:list-item>
                    <text:p text:style-name="P9"><text:span text:style-name="T2">Focus on this microservice for this proble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3;g74e5d2a08b_0_10:notes" draw:style-name="gr1" draw:layer="layout" svg:width="16.932cm" svg:height="9.524cm" svg:x="1.059cm" svg:y="1.905cm" draw:page-number="4" presentation:class="page"/>
          <draw:frame draw:name="Google Shape;114;g74e5d2a08b_0_1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al Architecture" draw:style-name="dp1" draw:master-page-name="SECTION_5f_HEADER">
        <draw:frame draw:name="Google Shape;122;p27" presentation:style-name="pr8" draw:text-style-name="P2" draw:layer="layout" svg:width="23.667cm" svg:height="5.438cm" svg:x="0.866cm" svg:y="4.424cm" presentation:class="title" presentation:user-transformed="true">
          <draw:text-box>
            <text:p text:style-name="P1"><text:span text:style-name="T3">Logical Architecture</text:span></text:p>
          </draw:text-box>
        </draw:frame>
        <presentation:notes draw:style-name="dp2">
          <draw:page-thumbnail draw:name="Google Shape;119;g74e5d2a08b_0_15:notes" draw:style-name="gr1" draw:layer="layout" svg:width="16.932cm" svg:height="9.524cm" svg:x="1.059cm" svg:y="1.905cm" draw:page-number="5" presentation:class="page"/>
          <draw:frame draw:name="Google Shape;120;g74e5d2a08b_0_1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nter Microservice" draw:style-name="dp1" draw:master-page-name="SECTION_5f_HEADER">
        <draw:frame draw:name="Google Shape;127;p28" presentation:style-name="pr8" draw:text-style-name="P2" draw:layer="layout" svg:width="23.667cm" svg:height="5.438cm" svg:x="0.866cm" svg:y="4.424cm" presentation:class="title" presentation:user-transformed="true">
          <draw:text-box>
            <text:p text:style-name="P1"><text:span text:style-name="T3">Counter Microservice</text:span></text:p>
          </draw:text-box>
        </draw:frame>
        <presentation:notes draw:style-name="dp2">
          <draw:page-thumbnail draw:name="Google Shape;124;g74e5d2a08b_0_20:notes" draw:style-name="gr1" draw:layer="layout" svg:width="16.932cm" svg:height="9.524cm" svg:x="1.059cm" svg:y="1.905cm" draw:page-number="6" presentation:class="page"/>
          <draw:frame draw:name="Google Shape;125;g74e5d2a08b_0_2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: Proposal 1" draw:style-name="dp1" draw:master-page-name="TITLE_5f_AND_5f_BODY_5f_4">
        <draw:frame draw:name="Google Shape;132;p29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Logic: Proposal 1</text:span></text:p>
          </draw:text-box>
        </draw:frame>
        <draw:frame draw:name="Google Shape;133;p29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App-server tier/In-memory ti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nsumes request</text:span></text:p>
                  </text:list-item>
                  <text:list-item>
                    <text:p text:style-name="P5"><text:span text:style-name="T2">Data Model: Counter id (K): A single integer (V)</text:span></text:p>
                  </text:list-item>
                  <text:list-item>
                    <text:p text:style-name="P5"><text:span text:style-name="T2">Updates a single integer variable in memory atomically</text:span></text:p>
                  </text:list-item>
                </text:list>
              </text:list-item>
              <text:list-item>
                <text:p text:style-name="P5"><text:span text:style-name="T2">Storage tier</text:span></text:p>
                <text:list>
                  <text:list-item>
                    <text:p text:style-name="P5"><text:span text:style-name="T2">Checkpoint occasionally for disaster recovery</text:span></text:p>
                  </text:list-item>
                </text:list>
              </text:list-item>
              <text:list-item>
                <text:p text:style-name="P5"><text:span text:style-name="T2">APIs</text:span></text:p>
                <text:list>
                  <text:list-item>
                    <text:p text:style-name="P5"><text:span text:style-name="T2">IncrementCounter</text:span></text:p>
                  </text:list-item>
                  <text:list-item>
                    <text:p text:style-name="P5"><text:span text:style-name="T2">ReadCounter</text:span></text:p>
                  </text:list-item>
                </text:list>
              </text:list-item>
              <text:list-item>
                <text:p text:style-name="P5"><text:span text:style-name="T2">All APIs handled through in-memory tier</text:span></text:p>
              </text:list-item>
            </text:list>
          </draw:text-box>
        </draw:frame>
        <presentation:notes draw:style-name="dp2">
          <draw:page-thumbnail draw:name="Google Shape;129;g74e5d2a08b_0_25:notes" draw:style-name="gr1" draw:layer="layout" svg:width="16.932cm" svg:height="9.524cm" svg:x="1.059cm" svg:y="1.905cm" draw:page-number="7" presentation:class="page"/>
          <draw:frame draw:name="Google Shape;130;g74e5d2a08b_0_2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ed to Scale: Proposal 1" draw:style-name="dp1" draw:master-page-name="TITLE_5f_AND_5f_BODY_5f_4">
        <draw:frame draw:name="Google Shape;138;p30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Need to Scale: Proposal 1</text:span></text:p>
          </draw:text-box>
        </draw:frame>
        <draw:frame draw:name="Google Shape;139;p30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Need to scale for storage - No</text:span></text:p>
              </text:list-item>
              <text:list-item>
                <text:p text:style-name="P5"><text:span text:style-name="T2">Need to scale for throughput - Yes</text:span></text:p>
              </text:list-item>
              <text:list-item>
                <text:p text:style-name="P5"><text:span text:style-name="T2">Need to scale for hotspot reduction - Definitely</text:span></text:p>
              </text:list-item>
              <text:list-item>
                <text:p text:style-name="P5"><text:span text:style-name="T2">Need to scale for API parallelization - No</text:span></text:p>
              </text:list-item>
              <text:list-item>
                <text:p text:style-name="P5"><text:span text:style-name="T2">Availability - yes</text:span></text:p>
              </text:list-item>
              <text:list-item>
                <text:p text:style-name="P5"><text:span text:style-name="T2">Geo-distribution - N/A</text:span></text:p>
              </text:list-item>
            </text:list>
            <text:p text:style-name="P10"><text:span text:style-name="T2"/></text:p>
          </draw:text-box>
        </draw:frame>
        <presentation:notes draw:style-name="dp2">
          <draw:page-thumbnail draw:name="Google Shape;135;g74e5d2a08b_0_30:notes" draw:style-name="gr1" draw:layer="layout" svg:width="16.932cm" svg:height="9.524cm" svg:x="1.059cm" svg:y="1.905cm" draw:page-number="8" presentation:class="page"/>
          <draw:frame draw:name="Google Shape;136;g74e5d2a08b_0_3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Scale: Proposal 1" draw:style-name="dp1" draw:master-page-name="TITLE_5f_AND_5f_BODY_5f_4">
        <draw:frame draw:name="Google Shape;144;p31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How to Scale: Proposal 1</text:span></text:p>
          </draw:text-box>
        </draw:frame>
        <draw:frame draw:name="Google Shape;145;p31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Single count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annot be sharded</text:span></text:p>
                  </text:list-item>
                  <text:list-item>
                    <text:p text:style-name="P5"><text:span text:style-name="T2">Only replicated</text:span></text:p>
                  </text:list-item>
                </text:list>
              </text:list-item>
              <text:list-item>
                <text:p text:style-name="P5"><text:span text:style-name="T2">Replication using CRDT</text:span></text:p>
              </text:list-item>
              <text:list-item>
                <text:p text:style-name="P5"><text:span text:style-name="T2">Multiple replicas of the counter</text:span></text:p>
                <text:list>
                  <text:list-item>
                    <text:p text:style-name="P5"><text:span text:style-name="T2">N = numerous</text:span></text:p>
                  </text:list-item>
                </text:list>
              </text:list-item>
              <text:list-item>
                <text:p text:style-name="P5"><text:span text:style-name="T2">However, increments are applied only one replica</text:span></text:p>
                <text:list>
                  <text:list-item>
                    <text:p text:style-name="P5"><text:span text:style-name="T2">W = 1</text:span></text:p>
                  </text:list-item>
                </text:list>
              </text:list-item>
              <text:list-item>
                <text:p text:style-name="P5"><text:span text:style-name="T2">Read API also uses one replica</text:span></text:p>
                <text:list>
                  <text:list-item>
                    <text:p text:style-name="P5"><text:span text:style-name="T2">R = 1</text:span></text:p>
                  </text:list-item>
                </text:list>
              </text:list-item>
              <text:list-item>
                <text:p text:style-name="P5"><text:span text:style-name="T2">So, R + W &lt; N, an AP system, eventually consistent system</text:span></text:p>
              </text:list-item>
            </text:list>
          </draw:text-box>
        </draw:frame>
        <presentation:notes draw:style-name="dp2">
          <draw:page-thumbnail draw:name="Google Shape;141;g74e5d2a08b_0_35:notes" draw:style-name="gr1" draw:layer="layout" svg:width="16.932cm" svg:height="9.524cm" svg:x="1.059cm" svg:y="1.905cm" draw:page-number="9" presentation:class="page"/>
          <draw:frame draw:name="Google Shape;142;g74e5d2a08b_0_35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DT" draw:style-name="dp1" draw:master-page-name="TITLE_5f_AND_5f_BODY_5f_4">
        <draw:frame draw:name="Google Shape;150;p32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CRDT</text:span></text:p>
          </draw:text-box>
        </draw:frame>
        <draw:frame draw:name="Google Shape;151;p32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Each replica maintains a vector of counts</text:span></text:p>
              </text:list-item>
            </text:list>
            <text:p text:style-name="P11"><text:span text:style-name="T2"/></text:p>
            <text:list text:continue-numbering="true" text:style-name="L3">
              <text:list-item>
                <text:p text:style-name="P8"><text:span text:style-name="T2">Let’s assume there are 7 replica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Replica A: [its own counter][counter from replica B][C][D][E][F][G]</text:span></text:p>
                  </text:list-item>
                  <text:list-item>
                    <text:p text:style-name="P9"><text:span text:style-name="T2">Replica B: [counter from replica A][its own counter][C][D][E][F][G]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2">B:[3][4][1][0][0][23][1]</text:span></text:p>
                      </text:list-item>
                      <text:list-item>
                        <text:p text:style-name="P9"><text:span text:style-name="T2">From A: [5][1][7][0][0][24][2]</text:span></text:p>
                      </text:list-item>
                      <text:list-item>
                        <text:p text:style-name="P9"><text:span text:style-name="T2">B:[5][4][7][0][0][24][2]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2"/></text:p>
            <text:list text:continue-numbering="true" text:style-name="L7">
              <text:list-item>
                <text:p text:style-name="P8"><text:span text:style-name="T2">Whenever a write is applied to any replica</text:span></text:p>
                <text:list>
                  <text:list-item>
                    <text:p text:style-name="P9"><text:span text:style-name="T2">It increments its own counter and broadcasts the full vector to other replicas</text:span></text:p>
                  </text:list-item>
                </text:list>
              </text:list-item>
            </text:list>
            <text:p text:style-name="P12"><text:span text:style-name="T2"/></text:p>
          </draw:text-box>
        </draw:frame>
        <presentation:notes draw:style-name="dp2">
          <draw:page-thumbnail draw:name="Google Shape;147;g74e5d2a08b_0_55:notes" draw:style-name="gr1" draw:layer="layout" svg:width="16.932cm" svg:height="9.524cm" svg:x="1.059cm" svg:y="1.905cm" draw:page-number="10" presentation:class="page"/>
          <draw:frame draw:name="Google Shape;148;g74e5d2a08b_0_55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DT" draw:style-name="dp1" draw:master-page-name="TITLE_5f_AND_5f_BODY_5f_4">
        <draw:frame draw:name="Google Shape;156;p33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CRDT</text:span></text:p>
          </draw:text-box>
        </draw:frame>
        <draw:frame draw:name="Google Shape;157;p33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On receiving a message from other replic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he replica compares each entry in its own vector with that in the message</text:span></text:p>
                  </text:list-item>
                  <text:list-item>
                    <text:p text:style-name="P5"><text:span text:style-name="T2">For (i = 0; i &lt; 7; ++i)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2">If (ownvector[i] &lt; messagevector[i]) ownvector[i] = messagevector[i];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7">
              <text:list-item>
                <text:p text:style-name="P8"><text:span text:style-name="T2">Very easy to resolve conflict using the above function</text:span></text:p>
                <text:list>
                  <text:list-item>
                    <text:p text:style-name="P9"><text:span text:style-name="T2">Counters will always increment. If a counter from another replica is larger than the same counter in my replica, the other counter is more current, because counters are temporally incremental</text:span></text:p>
                  </text:list-item>
                  <text:list-item>
                    <text:p text:style-name="P9"><text:span text:style-name="T2">Which is why, it is called Conflict-Free Replicated Data Type</text:span></text:p>
                  </text:list-item>
                </text:list>
              </text:list-item>
            </text:list>
            <text:p text:style-name="P11"><text:span text:style-name="T2"/></text:p>
            <text:p text:style-name="P12"><text:span text:style-name="T2"/></text:p>
          </draw:text-box>
        </draw:frame>
        <presentation:notes draw:style-name="dp2">
          <draw:page-thumbnail draw:name="Google Shape;153;g74e5d2a08b_0_60:notes" draw:style-name="gr1" draw:layer="layout" svg:width="16.932cm" svg:height="9.524cm" svg:x="1.059cm" svg:y="1.905cm" draw:page-number="11" presentation:class="page"/>
          <draw:frame draw:name="Google Shape;154;g74e5d2a08b_0_6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: Proposal 2" draw:style-name="dp1" draw:master-page-name="TITLE_5f_AND_5f_BODY_5f_4">
        <draw:frame draw:name="Google Shape;162;p34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Logic: Proposal 2</text:span></text:p>
          </draw:text-box>
        </draw:frame>
        <draw:frame draw:name="Google Shape;163;p34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App-server tier/In-memory ti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nsumes request</text:span></text:p>
                  </text:list-item>
                  <text:list-item>
                    <text:p text:style-name="P5"><text:span text:style-name="T2">Data Model: Counter id (K): List of integers (V) </text:span></text:p>
                  </text:list-item>
                </text:list>
              </text:list-item>
              <text:list-item>
                <text:p text:style-name="P5"><text:span text:style-name="T2">Storage tier</text:span></text:p>
                <text:list>
                  <text:list-item>
                    <text:p text:style-name="P5"><text:span text:style-name="T2">Checkpoint occasionally for disaster recovery</text:span></text:p>
                  </text:list-item>
                </text:list>
              </text:list-item>
              <text:list-item>
                <text:p text:style-name="P5"><text:span text:style-name="T2">APIs</text:span></text:p>
                <text:list>
                  <text:list-item>
                    <text:p text:style-name="P5"><text:span text:style-name="T2">IncrementCounter: Hash on one of the entries in the list and increment</text:span></text:p>
                  </text:list-item>
                  <text:list-item>
                    <text:p text:style-name="P5"><text:span text:style-name="T2">ReadCounter: Sum total of integer entries in the list</text:span></text:p>
                  </text:list-item>
                </text:list>
              </text:list-item>
              <text:list-item>
                <text:p text:style-name="P5"><text:span text:style-name="T2">All APIs handled through in-memory tier</text:span></text:p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name="Google Shape;159;g74e5d2a08b_0_40:notes" draw:style-name="gr1" draw:layer="layout" svg:width="16.932cm" svg:height="9.524cm" svg:x="1.059cm" svg:y="1.905cm" draw:page-number="12" presentation:class="page"/>
          <draw:frame draw:name="Google Shape;160;g74e5d2a08b_0_40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ed to Scale: Proposal 2" draw:style-name="dp1" draw:master-page-name="TITLE_5f_AND_5f_BODY_5f_4">
        <draw:frame draw:name="Google Shape;168;p35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Need to Scale: Proposal 2</text:span></text:p>
          </draw:text-box>
        </draw:frame>
        <draw:frame draw:name="Google Shape;169;p35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Need to scale for storage - No</text:span></text:p>
              </text:list-item>
              <text:list-item>
                <text:p text:style-name="P5"><text:span text:style-name="T2">Need to scale for throughput - Yes</text:span></text:p>
              </text:list-item>
              <text:list-item>
                <text:p text:style-name="P5"><text:span text:style-name="T2">Need to scale for hotspot reduction - N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Single server logic takes care of hotspot reduction</text:span></text:p>
                  </text:list-item>
                </text:list>
              </text:list-item>
              <text:list-item>
                <text:p text:style-name="P5"><text:span text:style-name="T2">Need to scale for API parallelization - Yes</text:span></text:p>
                <text:list>
                  <text:list-item>
                    <text:p text:style-name="P5"><text:span text:style-name="T2">Read is an O(N) algorithm</text:span></text:p>
                  </text:list-item>
                </text:list>
              </text:list-item>
              <text:list-item>
                <text:p text:style-name="P5"><text:span text:style-name="T2">Availability - yes</text:span></text:p>
              </text:list-item>
              <text:list-item>
                <text:p text:style-name="P5"><text:span text:style-name="T2">Geo-distribution - N/A</text:span></text:p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name="Google Shape;165;g74e5d2a08b_0_45:notes" draw:style-name="gr1" draw:layer="layout" svg:width="16.932cm" svg:height="9.524cm" svg:x="1.059cm" svg:y="1.905cm" draw:page-number="13" presentation:class="page"/>
          <draw:frame draw:name="Google Shape;166;g74e5d2a08b_0_45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Scale: Proposal 2" draw:style-name="dp1" draw:master-page-name="TITLE_5f_AND_5f_BODY_5f_4">
        <draw:frame draw:name="Google Shape;174;p36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How to Scale: Proposal 2</text:span></text:p>
          </draw:text-box>
        </draw:frame>
        <draw:frame draw:name="Google Shape;175;p36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Similar to an analytics problem</text:span></text:p>
              </text:list-item>
              <text:list-item>
                <text:p text:style-name="P5"><text:span text:style-name="T2">Bottleneck is the size of the lis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O(N), where N is the size of the list</text:span></text:p>
                  </text:list-item>
                </text:list>
              </text:list-item>
              <text:list-item>
                <text:p text:style-name="P5"><text:span text:style-name="T2">Shard the list</text:span></text:p>
                <text:list>
                  <text:list-item>
                    <text:p text:style-name="P5"><text:span text:style-name="T2">Since list is the value, vertical sharding</text:span></text:p>
                  </text:list-item>
                </text:list>
              </text:list-item>
              <text:list-item>
                <text:p text:style-name="P5"><text:span text:style-name="T2">Each increment is forwarded to a single shard</text:span></text:p>
              </text:list-item>
              <text:list-item>
                <text:p text:style-name="P5"><text:span text:style-name="T2">Scatter gather to retrieve global value of the counter</text:span></text:p>
              </text:list-item>
              <text:list-item>
                <text:p text:style-name="P5"><text:span text:style-name="T2">Scatter gather is a throughput killer</text:span></text:p>
                <text:list>
                  <text:list-item>
                    <text:p text:style-name="P5"><text:span text:style-name="T2">So cache the global count and perform scatter gather in regular intervals</text:span></text:p>
                  </text:list-item>
                  <text:list-item>
                    <text:p text:style-name="P5"><text:span text:style-name="T2">AP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1;g74e5d2a08b_0_50:notes" draw:style-name="gr1" draw:layer="layout" svg:width="16.932cm" svg:height="9.524cm" svg:x="1.059cm" svg:y="1.905cm" draw:page-number="14" presentation:class="page"/>
          <draw:frame draw:name="Google Shape;172;g74e5d2a08b_0_50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al 1 vs Proposal 2" draw:style-name="dp1" draw:master-page-name="TITLE_5f_AND_5f_BODY_5f_4">
        <draw:frame draw:name="Google Shape;180;p37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Proposal 1 vs Proposal 2</text:span></text:p>
          </draw:text-box>
        </draw:frame>
        <draw:frame draw:name="Google Shape;181;p37" draw:style-name="standard" draw:layer="layout" svg:width="20.106cm" svg:height="3.185cm" svg:x="2.646cm" svg:y="5.556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5"><text:span text:style-name="T4">Pro</text:span></text:p>
              </table:table-cell>
              <table:table-cell>
                <text:p text:style-name="P15"><text:span text:style-name="T4">Con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4">Proposal 1</text:span></text:p>
              </table:table-cell>
              <table:table-cell>
                <text:p text:style-name="P15"><text:span text:style-name="T4">No scatter gather for reads</text:span></text:p>
              </table:table-cell>
              <table:table-cell>
                <text:p text:style-name="P15"><text:span text:style-name="T4">Chatty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4">Proposal 2</text:span></text:p>
              </table:table-cell>
              <table:table-cell>
                <text:p text:style-name="P15"><text:span text:style-name="T4">Non-chatty</text:span></text:p>
              </table:table-cell>
              <table:table-cell>
                <text:p text:style-name="P15"><text:span text:style-name="T4">Scatter gather for rea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77;g74e5d2a08b_0_70:notes" draw:style-name="gr1" draw:layer="layout" svg:width="16.932cm" svg:height="9.524cm" svg:x="1.059cm" svg:y="1.905cm" draw:page-number="15" presentation:class="page"/>
          <draw:frame draw:name="Google Shape;178;g74e5d2a08b_0_70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P or AP" draw:style-name="dp1" draw:master-page-name="TITLE_5f_AND_5f_BODY_5f_4">
        <draw:frame draw:name="Google Shape;186;p38" presentation:style-name="pr3" draw:text-style-name="P4" draw:layer="layout" svg:width="23.667cm" svg:height="1.59cm" svg:x="0.866cm" svg:y="0cm" presentation:class="title" presentation:user-transformed="true">
          <draw:text-box>
            <text:p text:style-name="P1"><text:span text:style-name="T1">CP or AP</text:span></text:p>
          </draw:text-box>
        </draw:frame>
        <draw:frame draw:name="Google Shape;187;p38" presentation:style-name="pr4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Depending on the application, you may have to build CP or AP system</text:span></text:p>
              </text:list-item>
              <text:list-item>
                <text:p text:style-name="P5"><text:span text:style-name="T2">CP nearly infeasible in both approaches described</text:span></text:p>
              </text:list-item>
              <text:list-item>
                <text:p text:style-name="P5"><text:span text:style-name="T2">For example, in the billionth car problem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Follow either proposal 1 or proposal 2 (AP) for 99.9x% of increment requests</text:span></text:p>
                  </text:list-item>
                  <text:list-item>
                    <text:p text:style-name="P5"><text:span text:style-name="T2">Then switch logic to CP</text:span></text:p>
                  </text:list-item>
                  <text:list-item>
                    <text:p text:style-name="P5"><text:span text:style-name="T2">In proposal 1, start using one counter for increments</text:span></text:p>
                  </text:list-item>
                  <text:list-item>
                    <text:p text:style-name="P5"><text:span text:style-name="T2">In proposal 2, start using one shard for inc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83;g74e5d2a08b_0_65:notes" draw:style-name="gr1" draw:layer="layout" svg:width="16.932cm" svg:height="9.524cm" svg:x="1.059cm" svg:y="1.905cm" draw:page-number="16" presentation:class="page"/>
          <draw:frame draw:name="Google Shape;184;g74e5d2a08b_0_65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ira Sans" svg:font-family="'Fira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2415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4-background" style:display-name="TITLE_AND_BODY_4-background" style:family="presentation">
      <style:graphic-properties draw:stroke="none" draw:fill="solid" draw:fill-color="#324158"/>
      <style:text-properties style:letter-kerning="true"/>
    </style:style>
    <style:style style:name="TITLE_5f_AND_5f_BODY_5f_4-backgroundobjects" style:display-name="TITLE_AND_BODY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4-notes" style:display-name="TITLE_AND_BODY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4-outline1" style:display-name="TITLE_AND_BODY_4-outline1" style:family="presentation">
      <style:graphic-properties draw:stroke="none" draw:fill="none" draw:auto-grow-height="false" draw:fit-to-size="shrink-to-fit" style:shrink-to-fit="true">
        <text:list-style style:name="TITLE_5f_AND_5f_BODY_5f_4-outline1" style:display-name="TITLE_AND_BODY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4-outline2" style:display-name="TITLE_AND_BODY_4-outline2" style:family="presentation" style:parent-style-name="TITLE_5f_AND_5f_BODY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4-outline3" style:display-name="TITLE_AND_BODY_4-outline3" style:family="presentation" style:parent-style-name="TITLE_5f_AND_5f_BODY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4-outline4" style:display-name="TITLE_AND_BODY_4-outline4" style:family="presentation" style:parent-style-name="TITLE_5f_AND_5f_BODY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4-outline5" style:display-name="TITLE_AND_BODY_4-outline5" style:family="presentation" style:parent-style-name="TITLE_5f_AND_5f_BODY_5f_4-outline4">
      <style:paragraph-properties fo:margin-top="0.1cm" fo:margin-bottom="0cm"/>
      <style:text-properties fo:font-size="20pt" style:font-size-asian="20pt" style:font-size-complex="20pt"/>
    </style:style>
    <style:style style:name="TITLE_5f_AND_5f_BODY_5f_4-outline6" style:display-name="TITLE_AND_BODY_4-outline6" style:family="presentation" style:parent-style-name="TITLE_5f_AND_5f_BODY_5f_4-outline5">
      <style:paragraph-properties fo:margin-top="0.1cm" fo:margin-bottom="0cm"/>
      <style:text-properties fo:font-size="20pt" style:font-size-asian="20pt" style:font-size-complex="20pt"/>
    </style:style>
    <style:style style:name="TITLE_5f_AND_5f_BODY_5f_4-outline7" style:display-name="TITLE_AND_BODY_4-outline7" style:family="presentation" style:parent-style-name="TITLE_5f_AND_5f_BODY_5f_4-outline6">
      <style:paragraph-properties fo:margin-top="0.1cm" fo:margin-bottom="0cm"/>
      <style:text-properties fo:font-size="20pt" style:font-size-asian="20pt" style:font-size-complex="20pt"/>
    </style:style>
    <style:style style:name="TITLE_5f_AND_5f_BODY_5f_4-outline8" style:display-name="TITLE_AND_BODY_4-outline8" style:family="presentation" style:parent-style-name="TITLE_5f_AND_5f_BODY_5f_4-outline7">
      <style:paragraph-properties fo:margin-top="0.1cm" fo:margin-bottom="0cm"/>
      <style:text-properties fo:font-size="20pt" style:font-size-asian="20pt" style:font-size-complex="20pt"/>
    </style:style>
    <style:style style:name="TITLE_5f_AND_5f_BODY_5f_4-outline9" style:display-name="TITLE_AND_BODY_4-outline9" style:family="presentation" style:parent-style-name="TITLE_5f_AND_5f_BODY_5f_4-outline8">
      <style:paragraph-properties fo:margin-top="0.1cm" fo:margin-bottom="0cm"/>
      <style:text-properties fo:font-size="20pt" style:font-size-asian="20pt" style:font-size-complex="20pt"/>
    </style:style>
    <style:style style:name="TITLE_5f_AND_5f_BODY_5f_4-subtitle" style:display-name="TITLE_AND_BODY_4-subtitle" style:family="presentation">
      <style:graphic-properties draw:stroke="none" draw:fill="none" draw:textarea-vertical-align="middle">
        <text:list-style style:name="TITLE_5f_AND_5f_BODY_5f_4-subtitle" style:display-name="TITLE_AND_BODY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4-title" style:display-name="TITLE_AND_BODY_4-title" style:family="presentation">
      <style:graphic-properties draw:stroke="none" draw:fill="none" draw:textarea-vertical-align="middle">
        <text:list-style style:name="TITLE_5f_AND_5f_BODY_5f_4-title" style:display-name="TITLE_AND_BODY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2415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2415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26cm, 1.535cm, 3.617cm, 1.60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4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_5f_4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_5f_4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5.74cm" svg:height="1.317cm" svg:x="19.502cm" svg:y="12.729cm">
        <draw:image xlink:href="Pictures/10000201000003E8000003E8E300066E198CA8D9.png" xlink:type="simple" xlink:show="embed" xlink:actuate="onLoad">
          <text:p/>
        </draw:image>
      </draw:frame>
      <draw:frame draw:name="Google Shape;11;p2" presentation:style-name="TITLE-title" draw:layer="backgroundobjects" svg:width="21.473cm" svg:height="3.575cm" svg:x="1.963cm" svg:y="1.143cm" presentation:class="title" presentation:placeholder="true" presentation:user-transformed="true">
        <draw:text-box/>
      </draw:frame>
      <draw:frame draw:name="Google Shape;12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3;p2" draw:style-name="Mgr4" draw:text-style-name="MP5" draw:layer="backgroundobjects" svg:width="18.173cm" svg:height="3.959cm" svg:x="3.613cm" svg:y="5.164cm">
        <draw:image xlink:href="Pictures/100002010000026700000086DA3BF8E43ED0D0A4.png" xlink:type="simple" xlink:show="embed" xlink:actuate="onLoad">
          <text:p/>
        </draw:image>
      </draw:frame>
      <draw:custom-shape draw:name="Google Shape;14;p2" draw:style-name="Mgr5" draw:text-style-name="MP8" draw:layer="backgroundobjects" svg:width="17.583cm" svg:height="2.52cm" svg:x="4.203cm" svg:y="10.43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4" style:display-name="TITLE_AND_BODY_4" style:page-layout-name="PM1" draw:style-name="Mdp1">
      <draw:frame draw:name="Google Shape;9;p1" draw:style-name="Mgr3" draw:text-style-name="MP5" draw:layer="backgroundobjects" svg:width="5.74cm" svg:height="1.317cm" svg:x="19.502cm" svg:y="12.729cm">
        <draw:image xlink:href="Pictures/10000201000003E8000003E8E300066E198CA8D9.png" xlink:type="simple" xlink:show="embed" xlink:actuate="onLoad">
          <text:p/>
        </draw:image>
      </draw:frame>
      <draw:frame draw:name="Google Shape;92;p22" presentation:style-name="TITLE_5f_AND_5f_BODY_5f_4-title" draw:layer="backgroundobjects" svg:width="23.667cm" svg:height="1.59cm" svg:x="0.866cm" svg:y="0cm" presentation:class="title" presentation:placeholder="true" presentation:user-transformed="true">
        <draw:text-box/>
      </draw:frame>
      <draw:frame draw:name="Google Shape;93;p22" presentation:style-name="TITLE_5f_AND_5f_BODY_5f_4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94;p22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_5f_4-title" draw:layer="backgroundobjects" svg:width="16.931cm" svg:height="9.524cm" svg:x="1.059cm" svg:y="1.93cm" presentation:class="page"/>
        <draw:frame presentation:style-name="TITLE_5f_AND_5f_BODY_5f_4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9;p1" draw:style-name="Mgr3" draw:text-style-name="MP5" draw:layer="backgroundobjects" svg:width="5.74cm" svg:height="1.317cm" svg:x="19.502cm" svg:y="12.729cm">
        <draw:image xlink:href="Pictures/10000201000003E8000003E8E300066E198CA8D9.png" xlink:type="simple" xlink:show="embed" xlink:actuate="onLoad">
          <text:p/>
        </draw:image>
      </draw:frame>
      <draw:frame draw:name="Google Shape;16;p3" presentation:style-name="SECTION_5f_HEADER-title" draw:layer="backgroundobjects" svg:width="23.667cm" svg:height="5.438cm" svg:x="0.866cm" svg:y="4.424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8;p3" draw:style-name="Mgr3" draw:text-style-name="MP5" draw:layer="backgroundobjects" svg:width="5.74cm" svg:height="1.317cm" svg:x="19.502cm" svg:y="12.729cm">
        <draw:image xlink:href="Pictures/10000201000003E8000003E8E300066E198CA8D9.png" xlink:type="simple" xlink:show="embed" xlink:actuate="onLoad">
          <text:p/>
        </draw:image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4"/>
    <meta:generator>LibreOfficeDev/6.0.5.2$Linux_X86_64 LibreOffice_project/</meta:generator>
  </office:meta>
</office:document-meta>
</file>